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fo:min-height="0.635cm"/>
    </style:style>
    <style:style style:name="gr5" style:family="graphic" style:parent-style-name="standard">
      <style:graphic-properties draw:stroke="none" svg:stroke-color="#000000" draw:fill="none" draw:fill-color="#ffffff" fo:min-height="1.27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false" draw:auto-grow-width="false" fo:min-height="3.576cm" fo:min-width="27.831cm"/>
    </style:style>
    <style:style style:name="gr8" style:family="graphic" style:parent-style-name="standard">
      <style:graphic-properties draw:stroke="none" svg:stroke-color="#000000" draw:fill="none" draw:fill-color="#ffffff" draw:textarea-horizontal-align="left" draw:auto-grow-height="true" draw:auto-grow-width="true" fo:min-height="0.804cm" fo:min-width="0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marker-start="Arrow" draw:marker-end="" draw:marker-end-width="0.3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797cm" fo:min-width="0cm"/>
    </style:style>
    <style:style style:name="gr12" style:family="graphic" style:parent-style-name="standard">
      <style:graphic-properties draw:marker-start="Arrow" draw:marker-end="Arrow" draw:marker-end-width="0.3cm"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673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593cm" fo:min-width="3.674cm"/>
    </style:style>
    <style:style style:name="gr16" style:family="graphic" style:parent-style-name="standard">
      <style:graphic-properties draw:stroke="none" svg:stroke-color="#000000" draw:fill="none" draw:fill-color="#ffffff" draw:textarea-horizontal-align="left" draw:auto-grow-height="true" draw:auto-grow-width="true" fo:min-height="0.005cm" fo:min-width="3.674cm"/>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margin-left="0.517cm" fo:margin-right="0cm" fo:text-align="justify" fo:text-indent="-0.517cm"/>
    </style:style>
    <style:style style:name="P4" style:family="paragraph">
      <style:paragraph-properties fo:margin-left="0.456cm" fo:margin-right="0cm" fo:text-align="justify" fo:text-indent="-0.456cm"/>
    </style:style>
    <style:style style:name="P5" style:family="paragraph">
      <style:paragraph-properties fo:text-align="justify"/>
      <style:text-properties fo:font-size="14pt" style:font-size-asian="14pt" style:font-size-complex="14pt"/>
    </style:style>
    <style:style style:name="P6" style:family="paragraph">
      <style:text-properties fo:font-size="14pt" style:font-size-asian="14pt" style:font-size-complex="14pt"/>
    </style:style>
    <style:style style:name="P7" style:family="paragraph">
      <style:text-properties fo:font-size="26pt" style:font-size-asian="26pt" style:font-size-complex="26pt"/>
    </style:style>
    <style:style style:name="T1" style:family="text">
      <style:text-properties fo:font-size="14pt" style:font-size-asian="14pt" style:font-size-complex="14pt"/>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style:font-size-asian="12pt" style:font-size-complex="12pt"/>
    </style:style>
    <style:style style:name="T5"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id="id3" draw:layer="layout" svg:width="3.81cm" svg:height="1.905cm" svg:x="4.276cm" svg:y="3.47cm">
          <text:p text:style-name="P1">Master SA</text:p>
        </draw:rect>
        <draw:rect draw:style-name="gr1" draw:text-style-name="P1" draw:id="id2" draw:layer="layout" svg:width="5.08cm" svg:height="2.54cm" svg:x="1.636cm" svg:y="9.82cm">
          <text:p text:style-name="P1">Sub-SA</text:p>
          <text:p text:style-name="P1">Cache</text:p>
        </draw:rect>
        <draw:rect draw:style-name="gr1" draw:text-style-name="P1" draw:id="id4" draw:layer="layout" svg:width="5.08cm" svg:height="2.54cm" svg:x="8.621cm" svg:y="9.82cm">
          <text:p text:style-name="P1">Sub-SA</text:p>
          <text:p text:style-name="P1">Cache</text:p>
        </draw:rect>
        <draw:rect draw:style-name="gr1" draw:text-style-name="P1" draw:id="id5" draw:layer="layout" svg:width="5.08cm" svg:height="2.54cm" svg:x="14.971cm" svg:y="9.185cm">
          <text:p text:style-name="P1">Sub-SA</text:p>
          <text:p text:style-name="P1">Cache</text:p>
        </draw:rect>
        <draw:ellipse draw:style-name="gr1" draw:text-style-name="P1" draw:id="id1" draw:layer="layout" svg:width="2.54cm" svg:height="1.27cm" svg:x="2.906cm" svg:y="17.44cm">
          <text:p text:style-name="P1">Node</text:p>
        </draw:ellipse>
        <draw:connector draw:style-name="gr2" draw:text-style-name="P1" draw:layer="layout" svg:x1="4.176cm" svg:y1="17.44cm" svg:x2="4.176cm" svg:y2="12.36cm" draw:start-shape="id1" draw:start-glue-point="0" draw:end-shape="id2" draw:end-glue-point="2" svg:d="m4176 17440v-5080">
          <text:p text:style-name="P1">Socket</text:p>
        </draw:connector>
        <draw:connector draw:style-name="gr3" draw:text-style-name="P1" draw:layer="layout" svg:x1="6.181cm" svg:y1="5.375cm" svg:x2="4.176cm" svg:y2="9.82cm" draw:start-shape="id3" draw:start-glue-point="2" draw:end-shape="id2" svg:d="m6181 5375v2223h-2005v2222">
          <text:p/>
        </draw:connector>
        <draw:connector draw:style-name="gr2" draw:text-style-name="P1" draw:layer="layout" svg:x1="6.181cm" svg:y1="5.375cm" svg:x2="11.161cm" svg:y2="9.82cm" draw:start-shape="id3" draw:start-glue-point="2" draw:end-shape="id4" svg:d="m6181 5375v2223h4980v2222">
          <text:p text:style-name="P1">RDMA</text:p>
        </draw:connector>
        <draw:connector draw:style-name="gr3" draw:text-style-name="P1" draw:layer="layout" svg:x1="6.181cm" svg:y1="5.375cm" svg:x2="17.511cm" svg:y2="9.185cm" draw:start-shape="id3" draw:start-glue-point="2" draw:end-shape="id5" draw:end-glue-point="0" svg:d="m6181 5375v1905h11330v1905">
          <text:p/>
        </draw:connector>
        <draw:ellipse draw:style-name="gr1" draw:text-style-name="P1" draw:id="id6" draw:layer="layout" svg:width="2.54cm" svg:height="1.27cm" svg:x="16.876cm" svg:y="19.345cm">
          <text:p text:style-name="P1">Node</text:p>
        </draw:ellipse>
        <draw:connector draw:style-name="gr2" draw:text-style-name="P1" draw:layer="layout" svg:x1="18.146cm" svg:y1="19.345cm" svg:x2="17.511cm" svg:y2="11.725cm" draw:start-shape="id6" draw:start-glue-point="0" draw:end-shape="id5" draw:end-glue-point="2" svg:d="m18146 19345v-3810h-635v-3810">
          <text:p text:style-name="P1">Socket</text:p>
        </draw:connector>
        <draw:frame draw:style-name="gr4" draw:layer="layout" svg:width="6.35cm" svg:height="1.673cm" svg:x="1.636cm" svg:y="18.71cm">
          <draw:text-box>
            <text:p>Caching here</text:p>
            <text:p>How much?</text:p>
          </draw:text-box>
        </draw:frame>
        <draw:rect draw:style-name="gr1" draw:text-style-name="P1" draw:id="id7" draw:layer="layout" svg:width="5.08cm" svg:height="2.54cm" svg:x="9.256cm" svg:y="15.535cm">
          <text:p text:style-name="P1">Sub-SA</text:p>
          <text:p text:style-name="P1">Cache</text:p>
        </draw:rect>
        <draw:connector draw:style-name="gr2" draw:text-style-name="P1" draw:layer="layout" svg:x1="11.161cm" svg:y1="12.36cm" svg:x2="11.796cm" svg:y2="15.535cm" draw:start-shape="id4" draw:start-glue-point="2" draw:end-shape="id7" draw:end-glue-point="0" svg:d="m11161 12360v1588h635v1587">
          <text:p text:style-name="P1">RDMA</text:p>
        </draw:connector>
        <draw:ellipse draw:style-name="gr1" draw:text-style-name="P1" draw:id="id8" draw:layer="layout" svg:width="2.54cm" svg:height="1.27cm" svg:x="9.256cm" svg:y="21.25cm">
          <text:p text:style-name="P1">Node</text:p>
        </draw:ellipse>
        <draw:connector draw:style-name="gr2" draw:text-style-name="P1" draw:layer="layout" svg:x1="10.526cm" svg:y1="21.25cm" svg:x2="11.796cm" svg:y2="18.075cm" draw:start-shape="id8" draw:start-glue-point="0" draw:end-shape="id7" draw:end-glue-point="2" svg:d="m10526 21250v-1587h1270v-1588">
          <text:p text:style-name="P1">Socket</text:p>
        </draw:connector>
        <draw:frame draw:style-name="gr5" draw:layer="layout" svg:width="3.175cm" svg:height="1.673cm" svg:x="11.796cm" svg:y="20.847cm">
          <draw:text-box>
            <text:p>Register PR use?</text:p>
          </draw:text-box>
        </draw:frame>
        <draw:frame draw:style-name="gr6" draw:layer="layout" svg:width="4.384cm" svg:height="0.962cm" svg:x="4.744cm" svg:y="1.4cm">
          <draw:text-box>
            <text:p>Early Ideas....</text:p>
          </draw:text-box>
        </draw:frame>
      </draw:page>
      <draw:page draw:name="page2" draw:style-name="dp1" draw:master-page-name="Default">
        <draw:frame draw:style-name="gr7" draw:text-style-name="P5" draw:layer="layout" svg:width="19.182cm" svg:height="19.954cm" svg:x="1.185cm" svg:y="1cm">
          <draw:text-box>
            <text:p text:style-name="P2"><text:span text:style-name="T1">Assumptions this document makes:</text:span></text:p>
            <text:p text:style-name="P2"><text:span text:style-name="T1"/></text:p>
            <text:list text:style-name="L1">
              <text:list-item>
                <text:p text:style-name="P2"><text:span text:style-name="T1">We limit the amount of asynchronous communication “to” the ibacm service nodes.</text:span></text:p>
                <text:list>
                  <text:list-item>
                    <text:p text:style-name="P2"><text:span text:style-name="T1">This means communication is initiated by the ibacm nodes when it wants something rather than the SSA service sending. <text:s/>This somewhat complicates the protocol but leaves the “compute” nodes alone for user jobs.</text:span></text:p>
                  </text:list-item>
                </text:list>
              </text:list-item>
              <text:list-item>
                <text:p text:style-name="P2"><text:span text:style-name="T1">SSA services are in constant contact with their parents.</text:span></text:p>
                <text:list>
                  <text:list-item>
                    <text:p text:style-name="P2"><text:span text:style-name="T1">And </text:span><text:span text:style-name="T2">SSA</text:span><text:span text:style-name="T1"> children</text:span></text:p>
                  </text:list-item>
                  <text:list-item>
                    <text:p text:style-name="P2"><text:span text:style-name="T1">Again no asynchronous messages occur to the ibacm service nodes. <text:s/>I am not sure if the ibacm should be tasked with sending heartbeats to the SSA. <text:s/>I am thinking not.</text:span></text:p>
                  </text:list-item>
                </text:list>
              </text:list-item>
              <text:list-item>
                <text:p text:style-name="P3"><text:span text:style-name="T1">Each service (ibacm or SSA) has 2 parents a “father” and a “mother”. <text:s/>Father is the primary parent and mother the backup.</text:span></text:p>
                <text:list>
                  <text:list-item>
                    <text:p text:style-name="P2"><text:span text:style-name="T1">The father and mother can be the same. <text:s/>Although this is less redundant.</text:span></text:p>
                  </text:list-item>
                  <text:list-item>
                    <text:p text:style-name="P2"><text:span text:style-name="T1">Should both the father and mother fail (or in the case of only having a father which fails) the service (ibacm or SSA) will have to reinitialize the connection by contacting the Master SM via SR all over again.</text:span></text:p>
                  </text:list-item>
                  <text:list-item>
                    <text:p text:style-name="P2"><text:span text:style-name="T1">For small installations (or simple configurations) it may be that the Master SM (SSA/SM) will simply be the “mother” for all nodes such that SR reinitialize is not required.</text:span></text:p>
                  </text:list-item>
                </text:list>
              </text:list-item>
              <text:list-item>
                <text:p text:style-name="P4"><text:span text:style-name="T1">Although this protocol is designed to wire up a cluster from cold boot, it is probably more eficient for the SSA nodes to be booted prior to the computes nodes (ibacm nodes) booting. <text:s/>The SM and SSA's can then have a logical tree amongst themselves prior to the ibacm nodes coming online.</text:span></text:p>
              </text:list-item>
              <text:list-item>
                <text:p text:style-name="P4"><text:span text:style-name="T1">Nodes can come and go. <text:s/>All wire up is done in a dynamic fashion for bot the ibacm and SSA nodes.</text:span></text:p>
              </text:list-item>
              <text:list-item>
                <text:p text:style-name="P4"><text:span text:style-name="T1">This protocol avoids multicast communication. <text:s/>I can't think of any data which needs to be </text:span><text:span text:style-name="T1"><text:a xlink:href="slot:">sent </text:a></text:span><text:span text:style-name="T1">to all nodes at any level.</text:span></text:p>
              </text:list-item>
              <text:list-item>
                <text:p text:style-name="P4"><text:span text:style-name="T1"/></text:p>
              </text:list-item>
            </text:list>
          </draw:text-box>
        </draw:frame>
      </draw:page>
      <draw:page draw:name="page3" draw:style-name="dp1" draw:master-page-name="Default">
        <draw:g>
          <draw:line draw:style-name="gr3" draw:text-style-name="P1" draw:layer="layout" svg:x1="15.34cm" svg:y1="5.243cm" svg:x2="15.34cm" svg:y2="26.318cm">
            <text:p/>
          </draw:line>
          <draw:frame draw:style-name="gr8" draw:layer="layout" svg:width="2.191cm" svg:height="1.054cm" svg:x="14.17cm" svg:y="4.315cm">
            <draw:text-box>
              <text:p>ibacm</text:p>
            </draw:text-box>
          </draw:frame>
        </draw:g>
        <draw:g>
          <draw:frame draw:style-name="gr8" draw:layer="layout" svg:width="2.911cm" svg:height="1.054cm" svg:x="28.695cm" svg:y="4.415cm">
            <draw:text-box>
              <text:p>SSA/SM</text:p>
            </draw:text-box>
          </draw:frame>
          <draw:line draw:style-name="gr3" draw:text-style-name="P1" draw:layer="layout" svg:x1="30.27cm" svg:y1="5.253cm" svg:x2="30.27cm" svg:y2="26.318cm">
            <text:p/>
          </draw:line>
        </draw:g>
        <draw:line draw:style-name="gr9" draw:text-style-name="P1" draw:layer="layout" svg:x1="15.37cm" svg:y1="13.27cm" svg:x2="30.245cm" svg:y2="14.34cm">
          <text:p text:style-name="P1">SR req for SSA</text:p>
        </draw:line>
        <draw:line draw:style-name="gr9" draw:text-style-name="P1" draw:layer="layout" svg:x1="15.327cm" svg:y1="16.188cm" svg:x2="21.355cm" svg:y2="17.205cm">
          <text:p text:style-name="P1">Conn Req</text:p>
        </draw:line>
        <draw:line draw:style-name="gr10" draw:text-style-name="P1" draw:layer="layout" svg:x1="15.356cm" svg:y1="18.024cm" svg:x2="21.355cm" svg:y2="17.68cm">
          <text:p text:style-name="P1">Conn Rsp</text:p>
        </draw:line>
        <draw:g>
          <draw:frame draw:style-name="gr11" draw:layer="layout" svg:width="1.78cm" svg:height="1.047cm" svg:x="20.788cm" svg:y="4.18cm">
            <draw:text-box>
              <text:p>SSA</text:p>
            </draw:text-box>
          </draw:frame>
          <draw:line draw:style-name="gr3" draw:text-style-name="P1" draw:layer="layout" svg:x1="21.383cm" svg:y1="5.112cm" svg:x2="21.383cm" svg:y2="26.289cm">
            <text:p/>
          </draw:line>
        </draw:g>
        <draw:frame draw:style-name="gr7" draw:text-style-name="P5" draw:layer="layout" svg:width="12.553cm" svg:height="3.115cm" svg:x="19.797cm" svg:y="0.9cm">
          <draw:text-box>
            <text:p text:style-name="P2"><text:span text:style-name="T1">“</text:span><text:span text:style-name="T1">master” SSA creates a single SR for it's connection info on startup. <text:s/>If other SSA's are not registered yet all SSA and ibacm's may receive the “master” connection for their SR rsp and should be prepared to be “reparented” at any time after their initial connection.</text:span></text:p>
          </draw:text-box>
        </draw:frame>
        <draw:line draw:style-name="gr9" draw:text-style-name="P1" draw:layer="layout" svg:x1="21.455cm" svg:y1="6.064cm" svg:x2="30.247cm" svg:y2="6.834cm">
          <text:p text:style-name="P1">SR req for SSA</text:p>
        </draw:line>
        <draw:line draw:style-name="gr10" draw:text-style-name="P1" draw:layer="layout" svg:x1="21.355cm" svg:y1="7.99cm" svg:x2="30.218cm" svg:y2="7.366cm">
          <text:p text:style-name="P1">SR rsp</text:p>
        </draw:line>
        <draw:line draw:style-name="gr9" draw:text-style-name="P1" draw:layer="layout" svg:x1="21.355cm" svg:y1="8.625cm" svg:x2="30.245cm" svg:y2="9.26cm">
          <text:p text:style-name="P1">Conn Req</text:p>
        </draw:line>
        <draw:line draw:style-name="gr10" draw:text-style-name="P1" draw:layer="layout" svg:x1="21.355cm" svg:y1="10.53cm" svg:x2="30.245cm" svg:y2="9.695cm">
          <text:p text:style-name="P1">Conn Rsp</text:p>
        </draw:line>
        <draw:frame draw:style-name="gr6" draw:text-style-name="P6" draw:layer="layout" svg:width="10.006cm" svg:height="2.471cm" svg:x="34.279cm" svg:y="12.015cm">
          <draw:text-box>
            <text:p><text:span text:style-name="T3">SR rsp</text:span></text:p>
            <text:p><text:span text:style-name="T1">Contains:</text:span></text:p>
            <text:p><text:span text:style-name="T1"><text:tab/></text:span><text:span text:style-name="T1">ComHeader</text:span></text:p>
            <text:p><text:span text:style-name="T1"><text:tab/></text:span><text:span text:style-name="T1">SSA EP info : “master” SSA (SM info)</text:span></text:p>
          </draw:text-box>
        </draw:frame>
        <draw:line draw:style-name="gr9" draw:text-style-name="P1" draw:layer="layout" svg:x1="15.356cm" svg:y1="19.238cm" svg:x2="21.355cm" svg:y2="20.05cm">
          <text:p text:style-name="P1">Ibacm Data Req</text:p>
        </draw:line>
        <draw:line draw:style-name="gr12" draw:text-style-name="P1" draw:layer="layout" svg:x1="21.355cm" svg:y1="17.44cm" svg:x2="30.245cm" svg:y2="17.44cm">
          <text:p text:style-name="P1">SSA “Data”</text:p>
        </draw:line>
        <draw:line draw:style-name="gr12" draw:text-style-name="P1" draw:layer="layout" svg:x1="21.355cm" svg:y1="11.54cm" svg:x2="30.245cm" svg:y2="11.54cm">
          <text:p text:style-name="P1">SSA “Control”</text:p>
        </draw:line>
        <draw:line draw:style-name="gr10" draw:text-style-name="P1" draw:layer="layout" svg:x1="15.327cm" svg:y1="15.567cm" svg:x2="30.245cm" svg:y2="14.975cm">
          <text:p text:style-name="P1">SR rsp</text:p>
        </draw:line>
        <draw:line draw:style-name="gr10" draw:text-style-name="P1" draw:layer="layout" svg:x1="15.327cm" svg:y1="21.221cm" svg:x2="21.355cm" svg:y2="20.685cm">
          <text:p text:style-name="P1">Ibacm Data Rsp</text:p>
        </draw:line>
        <draw:line draw:style-name="gr12" draw:text-style-name="P1" draw:layer="layout" svg:x1="21.355cm" svg:y1="12.64cm" svg:x2="30.245cm" svg:y2="12.64cm">
          <text:p text:style-name="P1">SSA “Data”</text:p>
        </draw:line>
        <draw:frame draw:style-name="gr6" draw:text-style-name="P6" draw:layer="layout" svg:width="9.472cm" svg:height="2.945cm" svg:x="34.271cm" svg:y="15.461cm">
          <draw:text-box>
            <text:p><text:span text:style-name="T3">SSA Control</text:span></text:p>
            <text:p><text:span text:style-name="T3">Type: heart beat, “events”, resize data</text:span></text:p>
            <text:p><text:span text:style-name="T1">Contains:</text:span></text:p>
            <text:p><text:span text:style-name="T4"><text:tab/></text:span><text:span text:style-name="T4">ComHeader</text:span></text:p>
            <text:p><text:span text:style-name="T1"><text:tab/></text:span><text:span text:style-name="T1">Msg Data</text:span></text:p>
          </draw:text-box>
        </draw:frame>
        <draw:frame draw:style-name="gr6" draw:text-style-name="P6" draw:layer="layout" svg:width="4.676cm" svg:height="1.916cm" svg:x="34.442cm" svg:y="19.513cm">
          <draw:text-box>
            <text:p><text:span text:style-name="T3">SSA Data (RDMA)</text:span></text:p>
            <text:p><text:span text:style-name="T1">Contains:</text:span></text:p>
            <text:p><text:span text:style-name="T1"><text:tab/></text:span><text:span text:style-name="T1">“</text:span><text:span text:style-name="T1">row data”</text:span></text:p>
          </draw:text-box>
        </draw:frame>
        <draw:frame draw:style-name="gr6" draw:text-style-name="P6" draw:layer="layout" svg:width="8.588cm" svg:height="3.581cm" svg:x="2.276cm" svg:y="8.478cm">
          <draw:text-box>
            <text:p><text:span text:style-name="T3">Conn req</text:span></text:p>
            <text:p><text:span text:style-name="T1">Contains:</text:span></text:p>
            <text:p><text:span text:style-name="T1"><text:tab/></text:span><text:span text:style-name="T1">ComHeader</text:span></text:p>
            <text:p><text:span text:style-name="T1"><text:tab/></text:span><text:span text:style-name="T1">Lid</text:span></text:p>
            <text:p><text:span text:style-name="T1"><text:tab/></text:span><text:span text:style-name="T1">Connection Channel (UD QPn)</text:span></text:p>
            <text:p><text:span text:style-name="T1"><text:tab/></text:span><text:span text:style-name="T1">Data Channel (RC QPn) ???</text:span></text:p>
          </draw:text-box>
        </draw:frame>
        <draw:frame draw:style-name="gr6" draw:text-style-name="P6" draw:layer="layout" svg:width="9.011cm" svg:height="3.581cm" svg:x="6.544cm" svg:y="19.134cm">
          <draw:text-box>
            <text:p><text:span text:style-name="T3">Ibacm data rsp</text:span></text:p>
            <text:p><text:span text:style-name="T1">Contains:</text:span></text:p>
            <text:p><text:span text:style-name="T1"><text:tab/></text:span><text:span text:style-name="T1">“</text:span><text:span text:style-name="T1">row data” (RDMA WRITE)</text:span></text:p>
            <text:p><text:span text:style-name="T1">OR</text:span></text:p>
            <text:p><text:span text:style-name="T1"><text:tab/></text:span><text:span text:style-name="T1">Addr for ibacm to read from?</text:span></text:p>
            <text:p><text:span text:style-name="T1"><text:tab/></text:span><text:span text:style-name="T1">(For ibacm issued RDMA READ)</text:span></text:p>
          </draw:text-box>
        </draw:frame>
        <draw:frame draw:style-name="gr6" draw:text-style-name="P6" draw:layer="layout" svg:width="6.729cm" svg:height="6.356cm" svg:x="0.887cm" svg:y="18.933cm">
          <draw:text-box>
            <text:p><text:span text:style-name="T3">Ibacm data req</text:span></text:p>
            <text:p><text:span text:style-name="T1">Contains:</text:span></text:p>
            <text:p><text:span text:style-name="T1"><text:tab/></text:span><text:span text:style-name="T1">Epoch</text:span></text:p>
            <text:p><text:span text:style-name="T1"><text:tab/></text:span><text:span text:style-name="T1">Type</text:span></text:p>
            <text:p><text:span text:style-name="T1"><text:tab/></text:span><text:span text:style-name="T1"><text:tab/></text:span><text:span text:style-name="T1">All</text:span></text:p>
            <text:p><text:span text:style-name="T1"><text:tab/></text:span><text:span text:style-name="T1"><text:tab/></text:span><text:span text:style-name="T1">Addr</text:span></text:p>
            <text:p><text:span text:style-name="T1"><text:tab/></text:span><text:span text:style-name="T1">Addr</text:span></text:p>
            <text:p><text:span text:style-name="T1"><text:tab/></text:span><text:span text:style-name="T1"><text:tab/></text:span><text:span text:style-name="T1">DLID</text:span></text:p>
            <text:p><text:span text:style-name="T1"><text:tab/></text:span><text:span text:style-name="T1"><text:tab/></text:span><text:span text:style-name="T1">IP (v4 or v6)</text:span></text:p>
            <text:p><text:span text:style-name="T1"><text:tab/></text:span><text:span text:style-name="T1"><text:tab/></text:span><text:span text:style-name="T1">NodeDescription</text:span></text:p>
            <text:p><text:span text:style-name="T1"><text:tab/></text:span><text:span text:style-name="T1"><text:tab/></text:span><text:span text:style-name="T1">hostname</text:span></text:p>
          </draw:text-box>
        </draw:frame>
        <draw:frame draw:style-name="gr6" draw:text-style-name="P6" draw:layer="layout" svg:width="9.701cm" svg:height="5.801cm" svg:x="2.376cm" svg:y="12.32cm">
          <draw:text-box>
            <text:p><text:span text:style-name="T3">Conn rsp</text:span></text:p>
            <text:p><text:span text:style-name="T1">Contains:</text:span></text:p>
            <text:p><text:span text:style-name="T1">union</text:span></text:p>
            <text:p><text:span text:style-name="T1"><text:tab/></text:span><text:span text:style-name="T1">Ack</text:span></text:p>
            <text:p><text:span text:style-name="T1"><text:tab/></text:span><text:span text:style-name="T1">Reparent info</text:span></text:p>
            <text:p><text:span text:style-name="T1"><text:tab/></text:span><text:span text:style-name="T1"><text:tab/></text:span><text:span text:style-name="T1">Type (father/mother)</text:span></text:p>
            <text:p><text:span text:style-name="T1"><text:tab/></text:span><text:span text:style-name="T1"><text:tab/></text:span><text:span text:style-name="T1">Lid</text:span></text:p>
            <text:p><text:span text:style-name="T1"><text:tab/></text:span><text:span text:style-name="T1"><text:tab/></text:span><text:span text:style-name="T1">Connection channel (UD Qpn)</text:span></text:p>
            <text:p><text:span text:style-name="T1"><text:tab/></text:span><text:span text:style-name="T1"><text:tab/></text:span><text:span text:style-name="T1">Data Channel (RC Qpn)</text:span></text:p>
            <text:p><text:span text:style-name="T1"><text:tab/></text:span><text:span text:style-name="T1"><text:tab/></text:span><text:span text:style-name="T1">PathRecord (list?)</text:span></text:p>
          </draw:text-box>
        </draw:frame>
        <draw:frame draw:style-name="gr6" draw:text-style-name="P7" draw:layer="layout" svg:width="1.277cm" svg:height="1.276cm" svg:x="25.011cm" svg:y="18.942cm">
          <draw:text-box>
            <text:p><text:span text:style-name="T5">...</text:span></text:p>
          </draw:text-box>
        </draw:frame>
        <draw:frame draw:style-name="gr6" draw:text-style-name="P6" draw:layer="layout" svg:width="8.431cm" svg:height="3.581cm" svg:x="34.214cm" svg:y="7.834cm">
          <draw:text-box>
            <text:p><text:span text:style-name="T3">SSA EP Info</text:span></text:p>
            <text:p><text:span text:style-name="T1">Contains:</text:span></text:p>
            <text:p><text:span text:style-name="T1"><text:tab/></text:span><text:span text:style-name="T1">type (father/mother)</text:span></text:p>
            <text:p><text:span text:style-name="T1"><text:tab/></text:span><text:span text:style-name="T1">Connection channel (UD Qpn)</text:span></text:p>
            <text:p><text:span text:style-name="T1"><text:tab/></text:span><text:span text:style-name="T1">ConnCh PathRecord (list?)</text:span></text:p>
            <text:p><text:span text:style-name="T1"><text:tab/></text:span><text:span text:style-name="T1">Data channel (RC QPn)???</text:span></text:p>
          </draw:text-box>
        </draw:frame>
        <draw:frame draw:style-name="gr6" draw:text-style-name="P6" draw:layer="layout" svg:width="10.002cm" svg:height="3.581cm" svg:x="34.245cm" svg:y="2.4cm">
          <draw:text-box>
            <text:p><text:span text:style-name="T3">ComHeader</text:span></text:p>
            <text:p><text:span text:style-name="T1">Contains:</text:span></text:p>
            <text:p><text:span text:style-name="T1"><text:tab/></text:span><text:span text:style-name="T1">Seq Num</text:span></text:p>
            <text:p><text:span text:style-name="T1"><text:tab/></text:span><text:span text:style-name="T1">Message type</text:span></text:p>
            <text:p><text:span text:style-name="T1"><text:tab/></text:span><text:span text:style-name="T1">Message Length (? defined by type?)</text:span></text:p>
            <text:p><text:span text:style-name="T1"><text:tab/></text:span><text:span text:style-name="T1">Epoch (? or is this data?)</text:span></text:p>
          </draw:text-box>
        </draw:frame>
        <draw:line draw:style-name="gr12" draw:text-style-name="P1" draw:layer="layout" svg:x1="21.385cm" svg:y1="18.56cm" svg:x2="30.275cm" svg:y2="18.56cm">
          <text:p text:style-name="P1">SSA “Control”</text:p>
        </draw:line>
      </draw:page>
      <draw:page draw:name="page4" draw:style-name="dp1" draw:master-page-name="Default">
        <draw:g>
          <draw:line draw:style-name="gr3" draw:text-style-name="P1" draw:layer="layout" svg:x1="20.719cm" svg:y1="7.708cm" svg:x2="20.719cm" svg:y2="26.004cm">
            <text:p/>
          </draw:line>
          <draw:frame draw:style-name="gr13" draw:layer="layout" svg:width="2.191cm" svg:height="0.962cm" svg:x="19.549cm" svg:y="6.902cm">
            <draw:text-box>
              <text:p>ibacm</text:p>
            </draw:text-box>
          </draw:frame>
        </draw:g>
        <draw:g>
          <draw:frame draw:style-name="gr14" draw:layer="layout" svg:width="3.512cm" svg:height="0.962cm" svg:x="32.845cm" svg:y="6.772cm">
            <draw:text-box>
              <text:p>SSA (new)</text:p>
            </draw:text-box>
          </draw:frame>
          <draw:line draw:style-name="gr3" draw:text-style-name="P1" draw:layer="layout" svg:x1="34.649cm" svg:y1="7.532cm" svg:x2="34.649cm" svg:y2="25.974cm">
            <text:p/>
          </draw:line>
        </draw:g>
        <draw:g>
          <draw:frame draw:style-name="gr15" draw:layer="layout" svg:width="4.174cm" svg:height="0.962cm" svg:x="25.557cm" svg:y="6.855cm">
            <draw:text-box>
              <text:p>SSA (old)</text:p>
            </draw:text-box>
          </draw:frame>
          <draw:line draw:style-name="gr3" draw:text-style-name="P1" draw:layer="layout" svg:x1="27.769cm" svg:y1="7.807cm" svg:x2="27.769cm" svg:y2="25.974cm">
            <text:p/>
          </draw:line>
        </draw:g>
        <draw:frame draw:style-name="gr7" draw:text-style-name="P5" draw:layer="layout" svg:width="12.553cm" svg:height="5.169cm" svg:x="25.276cm" svg:y="1.387cm">
          <draw:text-box>
            <text:p text:style-name="P2"><text:span text:style-name="T1">Reparent sequence</text:span></text:p>
            <text:p text:style-name="P2"><text:span text:style-name="T1">When no service has been lost.</text:span></text:p>
            <text:p text:style-name="P2"><text:span text:style-name="T1">The Key here is you may get a conn response to your ibacm data request which causes you to start a new connection to the new father (or mother).</text:span></text:p>
            <text:p text:style-name="P2"><text:span text:style-name="T1">This is basically like redirection. </text:span><text:span text:style-name="T3"><text:s/>I am not sure I like this method so if anyone has any ideas...</text:span></text:p>
          </draw:text-box>
        </draw:frame>
        <draw:line draw:style-name="gr9" draw:text-style-name="P1" draw:layer="layout" svg:x1="20.734cm" svg:y1="11.166cm" svg:x2="27.721cm" svg:y2="12.149cm">
          <text:p text:style-name="P1">Conn Req</text:p>
        </draw:line>
        <draw:line draw:style-name="gr9" draw:text-style-name="P1" draw:layer="layout" svg:x1="20.763cm" svg:y1="12.816cm" svg:x2="27.751cm" svg:y2="13.734cm">
          <text:p text:style-name="P1">Ibacm Data Req</text:p>
        </draw:line>
        <draw:frame draw:style-name="gr6" draw:layer="layout" svg:width="1.984cm" svg:height="0.962cm" svg:x="23.132cm" svg:y="11.912cm">
          <draw:text-box>
            <text:p>OR...</text:p>
          </draw:text-box>
        </draw:frame>
        <draw:line draw:style-name="gr10" draw:text-style-name="P1" draw:layer="layout" svg:x1="20.705cm" svg:y1="15.808cm" svg:x2="27.721cm" svg:y2="15.169cm">
          <text:p text:style-name="P1">Conn Rsp</text:p>
        </draw:line>
        <draw:line draw:style-name="gr9" draw:text-style-name="P1" draw:layer="layout" svg:x1="20.705cm" svg:y1="17.324cm" svg:x2="34.648cm" svg:y2="18.366cm">
          <text:p text:style-name="P1">Conn Req</text:p>
        </draw:line>
        <draw:line draw:style-name="gr10" draw:text-style-name="P1" draw:layer="layout" svg:x1="20.675cm" svg:y1="19.805cm" svg:x2="34.619cm" svg:y2="18.928cm">
          <text:p text:style-name="P1">Conn Rsp</text:p>
        </draw:line>
        <draw:frame draw:style-name="gr6" draw:text-style-name="P6" draw:layer="layout" svg:width="8.588cm" svg:height="3.026cm" svg:x="7.719cm" svg:y="10.296cm">
          <draw:text-box>
            <text:p><text:span text:style-name="T3">Conn req</text:span></text:p>
            <text:p><text:span text:style-name="T1">Contains:</text:span></text:p>
            <text:p><text:span text:style-name="T1"><text:tab/></text:span><text:span text:style-name="T1">Lid</text:span></text:p>
            <text:p><text:span text:style-name="T1"><text:tab/></text:span><text:span text:style-name="T1">Connection Channel (UD QPn)</text:span></text:p>
            <text:p><text:span text:style-name="T1"><text:tab/></text:span><text:span text:style-name="T1">Data Channel (RC QPn) ???</text:span></text:p>
          </draw:text-box>
        </draw:frame>
        <draw:frame draw:style-name="gr6" draw:text-style-name="P6" draw:layer="layout" svg:width="9.701cm" svg:height="5.801cm" svg:x="7.819cm" svg:y="14.138cm">
          <draw:text-box>
            <text:p><text:span text:style-name="T3">Conn rsp</text:span></text:p>
            <text:p><text:span text:style-name="T1">Contains:</text:span></text:p>
            <text:p><text:span text:style-name="T1">union</text:span></text:p>
            <text:p><text:span text:style-name="T1"><text:tab/></text:span><text:span text:style-name="T1">Ack</text:span></text:p>
            <text:p><text:span text:style-name="T1"><text:tab/></text:span><text:span text:style-name="T1">Reparent info</text:span></text:p>
            <text:p><text:span text:style-name="T1"><text:tab/></text:span><text:span text:style-name="T1"><text:tab/></text:span><text:span text:style-name="T1">Type (father/mother)</text:span></text:p>
            <text:p><text:span text:style-name="T1"><text:tab/></text:span><text:span text:style-name="T1"><text:tab/></text:span><text:span text:style-name="T1">Lid</text:span></text:p>
            <text:p><text:span text:style-name="T1"><text:tab/></text:span><text:span text:style-name="T1"><text:tab/></text:span><text:span text:style-name="T1">Connection channel (UD Qpn)</text:span></text:p>
            <text:p><text:span text:style-name="T1"><text:tab/></text:span><text:span text:style-name="T1"><text:tab/></text:span><text:span text:style-name="T1">Data Channel (RC Qpn)</text:span></text:p>
            <text:p><text:span text:style-name="T1"><text:tab/></text:span><text:span text:style-name="T1"><text:tab/></text:span><text:span text:style-name="T1">PathRecord (list?)</text:span></text:p>
          </draw:text-box>
        </draw:frame>
      </draw:page>
      <draw:page draw:name="page5" draw:style-name="dp1" draw:master-page-name="Default">
        <draw:g>
          <draw:line draw:style-name="gr3" draw:text-style-name="P1" draw:layer="layout" svg:x1="15.896cm" svg:y1="5.395cm" svg:x2="15.896cm" svg:y2="26.47cm">
            <text:p/>
          </draw:line>
          <draw:frame draw:style-name="gr8" draw:layer="layout" svg:width="2.191cm" svg:height="1.054cm" svg:x="14.726cm" svg:y="4.467cm">
            <draw:text-box>
              <text:p>ibacm</text:p>
            </draw:text-box>
          </draw:frame>
        </draw:g>
        <draw:g>
          <draw:frame draw:style-name="gr8" draw:layer="layout" svg:width="5.315cm" svg:height="1.054cm" svg:x="27.122cm" svg:y="4.337cm">
            <draw:text-box>
              <text:p>SSA (new father)</text:p>
            </draw:text-box>
          </draw:frame>
          <draw:line draw:style-name="gr3" draw:text-style-name="P1" draw:layer="layout" svg:x1="29.826cm" svg:y1="5.205cm" svg:x2="29.826cm" svg:y2="26.27cm">
            <text:p/>
          </draw:line>
        </draw:g>
        <draw:g>
          <draw:frame draw:style-name="gr16" draw:layer="layout" svg:width="4.325cm" svg:height="0.962cm" svg:x="20.679cm" svg:y="4.39cm">
            <draw:text-box>
              <text:p>SSA (mother)</text:p>
            </draw:text-box>
          </draw:frame>
          <draw:line draw:style-name="gr3" draw:text-style-name="P1" draw:layer="layout" svg:x1="22.946cm" svg:y1="5.506cm" svg:x2="22.946cm" svg:y2="26.233cm">
            <text:p/>
          </draw:line>
        </draw:g>
        <draw:frame draw:style-name="gr7" draw:text-style-name="P5" draw:layer="layout" svg:width="12.553cm" svg:height="3.115cm" svg:x="20.353cm" svg:y="1.152cm">
          <draw:text-box>
            <text:p text:style-name="P2"><text:span text:style-name="T1">Reparent sequence</text:span></text:p>
            <text:p text:style-name="P2"><text:span text:style-name="T1">Ibacm has lost the connection to it's father.</text:span></text:p>
            <text:p text:style-name="P2"><text:span text:style-name="T1">(Some number of retries has failed)</text:span></text:p>
            <text:p text:style-name="P2"><text:span text:style-name="T1">Here the service is telling the mother “hey I lost contact with father”. <text:s/>I need a new fath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2-08-31T10:03:07</meta:creation-date>
    <dc:date>2012-09-06T10:30:16</dc:date>
    <meta:editing-duration>PT03H42M39S</meta:editing-duration>
    <meta:editing-cycles>82</meta:editing-cycles>
    <meta:generator>OpenOffice.org/3.2$Unix OpenOffice.org_project/320m19$Build-9505</meta:generator>
    <meta:document-statistic meta:object-count="81"/>
  </office:meta>
</office:document-meta>
</file>